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/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/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/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/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/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/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/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/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/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/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/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/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/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/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/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/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/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/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/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/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/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/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22:36:54.033616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5T23:01:20.852955920</dc:date>
    <meta:editing-duration>PT1H34M1S</meta:editing-duration>
    <meta:editing-cycles>22</meta:editing-cycles>
    <meta:document-statistic meta:table-count="1" meta:cell-count="1030" meta:object-count="0"/>
  </office:meta>
</office:document-meta>
</file>